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4.617cm" svg:y="0.1cm">
            <draw:object draw:notify-on-update-of-ranges="Feuille1.A1:Feuille1.A100 Feuille1.B1:Feuille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42" calcext:value-type="float">
            <text:p>123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42" calcext:value-type="float">
            <text:p>1594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342" calcext:value-type="float">
            <text:p>183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542" calcext:value-type="float">
            <text:p>195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742" calcext:value-type="float">
            <text:p>207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193" calcext:value-type="float">
            <text:p>231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493" calcext:value-type="float">
            <text:p>2449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793" calcext:value-type="float">
            <text:p>2579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9693" calcext:value-type="float">
            <text:p>2969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993" calcext:value-type="float">
            <text:p>3099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293" calcext:value-type="float">
            <text:p>3229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3593" calcext:value-type="float">
            <text:p>335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893" calcext:value-type="float">
            <text:p>348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193" calcext:value-type="float">
            <text:p>3619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7493" calcext:value-type="float">
            <text:p>3749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8793" calcext:value-type="float">
            <text:p>3879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093" calcext:value-type="float">
            <text:p>4009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1393" calcext:value-type="float">
            <text:p>413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2693" calcext:value-type="float">
            <text:p>426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3993" calcext:value-type="float">
            <text:p>4399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293" calcext:value-type="float">
            <text:p>4529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6593" calcext:value-type="float">
            <text:p>465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7893" calcext:value-type="float">
            <text:p>4789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9196" calcext:value-type="float">
            <text:p>4919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596" calcext:value-type="float">
            <text:p>5059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1996" calcext:value-type="float">
            <text:p>5199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3396" calcext:value-type="float">
            <text:p>533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796" calcext:value-type="float">
            <text:p>5479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6196" calcext:value-type="float">
            <text:p>5619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7596" calcext:value-type="float">
            <text:p>5759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8996" calcext:value-type="float">
            <text:p>5899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0396" calcext:value-type="float">
            <text:p>603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1796" calcext:value-type="float">
            <text:p>6179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3196" calcext:value-type="float">
            <text:p>6319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4596" calcext:value-type="float">
            <text:p>6459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5996" calcext:value-type="float">
            <text:p>6599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7396" calcext:value-type="float">
            <text:p>6739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8796" calcext:value-type="float">
            <text:p>6879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0196" calcext:value-type="float">
            <text:p>7019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71596" calcext:value-type="float">
            <text:p>7159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72996" calcext:value-type="float">
            <text:p>7299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4396" calcext:value-type="float">
            <text:p>7439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5796" calcext:value-type="float">
            <text:p>7579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77196" calcext:value-type="float">
            <text:p>7719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8596" calcext:value-type="float">
            <text:p>7859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9996" calcext:value-type="float">
            <text:p>799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1396" calcext:value-type="float">
            <text:p>8139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2796" calcext:value-type="float">
            <text:p>8279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84196" calcext:value-type="float">
            <text:p>8419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85596" calcext:value-type="float">
            <text:p>8559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88396" calcext:value-type="float">
            <text:p>883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9796" calcext:value-type="float">
            <text:p>8979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1196" calcext:value-type="float">
            <text:p>9119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2596" calcext:value-type="float">
            <text:p>9259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3996" calcext:value-type="float">
            <text:p>9399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95396" calcext:value-type="float">
            <text:p>9539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6796" calcext:value-type="float">
            <text:p>9679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8196" calcext:value-type="float">
            <text:p>9819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9596" calcext:value-type="float">
            <text:p>9959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00996" calcext:value-type="float">
            <text:p>10099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02396" calcext:value-type="float">
            <text:p>1023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3796" calcext:value-type="float">
            <text:p>10379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5196" calcext:value-type="float">
            <text:p>10519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06603" calcext:value-type="float">
            <text:p>10660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08103" calcext:value-type="float">
            <text:p>10810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09603" calcext:value-type="float">
            <text:p>10960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11103" calcext:value-type="float">
            <text:p>1111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12603" calcext:value-type="float">
            <text:p>11260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14103" calcext:value-type="float">
            <text:p>1141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15603" calcext:value-type="float">
            <text:p>11560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17103" calcext:value-type="float">
            <text:p>11710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8603" calcext:value-type="float">
            <text:p>11860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20103" calcext:value-type="float">
            <text:p>12010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21603" calcext:value-type="float">
            <text:p>12160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23103" calcext:value-type="float">
            <text:p>12310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24603" calcext:value-type="float">
            <text:p>12460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26103" calcext:value-type="float">
            <text:p>1261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27603" calcext:value-type="float">
            <text:p>12760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29103" calcext:value-type="float">
            <text:p>129103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30603" calcext:value-type="float">
            <text:p>13060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32103" calcext:value-type="float">
            <text:p>132103</text:p>
          </table:table-cell>
        </table:table-row>
      </table:table>
      <table:table table:name="Feuille2" table:style-name="ta1">
        <table:shapes>
          <draw:frame draw:z-index="0" draw:style-name="gr1" draw:text-style-name="P1" svg:width="15.999cm" svg:height="8.999cm" svg:x="4.617cm" svg:y="0.1cm">
            <draw:object draw:notify-on-update-of-ranges="Feuille2.A1:Feuille2.A66 Feuille2.B1:Feuille2.B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3603" calcext:value-type="float">
            <text:p>1336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7218" calcext:value-type="float">
            <text:p>28721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47218" calcext:value-type="float">
            <text:p>44721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14449" calcext:value-type="float">
            <text:p>6144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84449" calcext:value-type="float">
            <text:p>78444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54449" calcext:value-type="float">
            <text:p>95444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28912" calcext:value-type="float">
            <text:p>11289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308912" calcext:value-type="float">
            <text:p>130891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488912" calcext:value-type="float">
            <text:p>14889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68912" calcext:value-type="float">
            <text:p>166891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848912" calcext:value-type="float">
            <text:p>184891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28912" calcext:value-type="float">
            <text:p>202891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208912" calcext:value-type="float">
            <text:p>2208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397839" calcext:value-type="float">
            <text:p>239783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87839" calcext:value-type="float">
            <text:p>258783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777839" calcext:value-type="float">
            <text:p>277783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967839" calcext:value-type="float">
            <text:p>296783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3157839" calcext:value-type="float">
            <text:p>3157839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3347839" calcext:value-type="float">
            <text:p>33478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537839" calcext:value-type="float">
            <text:p>353783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3727839" calcext:value-type="float">
            <text:p>372783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3917839" calcext:value-type="float">
            <text:p>391783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4107839" calcext:value-type="float">
            <text:p>410783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4297839" calcext:value-type="float">
            <text:p>429783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487839" calcext:value-type="float">
            <text:p>448783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677839" calcext:value-type="float">
            <text:p>467783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4875694" calcext:value-type="float">
            <text:p>487569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5075694" calcext:value-type="float">
            <text:p>507569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5275694" calcext:value-type="float">
            <text:p>527569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475694" calcext:value-type="float">
            <text:p>54756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5675694" calcext:value-type="float">
            <text:p>567569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5875694" calcext:value-type="float">
            <text:p>587569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6075694" calcext:value-type="float">
            <text:p>60756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6275694" calcext:value-type="float">
            <text:p>627569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6475694" calcext:value-type="float">
            <text:p>647569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6675694" calcext:value-type="float">
            <text:p>66756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6875694" calcext:value-type="float">
            <text:p>687569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7075694" calcext:value-type="float">
            <text:p>707569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7275694" calcext:value-type="float">
            <text:p>727569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475694" calcext:value-type="float">
            <text:p>7475694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7675694" calcext:value-type="float">
            <text:p>767569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7875694" calcext:value-type="float">
            <text:p>7875694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8075694" calcext:value-type="float">
            <text:p>807569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8275694" calcext:value-type="float">
            <text:p>827569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8475694" calcext:value-type="float">
            <text:p>84756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8675694" calcext:value-type="float">
            <text:p>867569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8875694" calcext:value-type="float">
            <text:p>887569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9075694" calcext:value-type="float">
            <text:p>907569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9275694" calcext:value-type="float">
            <text:p>927569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475694" calcext:value-type="float">
            <text:p>947569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9675694" calcext:value-type="float">
            <text:p>967569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9875694" calcext:value-type="float">
            <text:p>987569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10081405" calcext:value-type="float">
            <text:p>10081405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10291405" calcext:value-type="float">
            <text:p>1029140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10501405" calcext:value-type="float">
            <text:p>1050140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10711405" calcext:value-type="float">
            <text:p>1071140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10921405" calcext:value-type="float">
            <text:p>1092140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11131405" calcext:value-type="float">
            <text:p>11131405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11341405" calcext:value-type="float">
            <text:p>1134140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1551405" calcext:value-type="float">
            <text:p>1155140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11761405" calcext:value-type="float">
            <text:p>1176140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11971405" calcext:value-type="float">
            <text:p>1197140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12181405" calcext:value-type="float">
            <text:p>1218140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12391405" calcext:value-type="float">
            <text:p>1239140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2601405" calcext:value-type="float">
            <text:p>12601405</text:p>
          </table:table-cell>
        </table:table-row>
      </table:table>
      <table:table table:name="Feuille3" table:style-name="ta1">
        <table:shapes>
          <draw:frame draw:z-index="0" draw:style-name="gr1" draw:text-style-name="P1" svg:width="15.999cm" svg:height="8.999cm" svg:x="4.617cm" svg:y="0.1cm">
            <draw:object draw:notify-on-update-of-ranges="Feuille3.A1:Feuille3.A999 Feuille3.B1:Feuille3.B9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911" calcext:value-type="float">
            <text:p>89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53" calcext:value-type="float">
            <text:p>94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026" calcext:value-type="float">
            <text:p>110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25" calcext:value-type="float">
            <text:p>113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81" calcext:value-type="float">
            <text:p>117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935" calcext:value-type="float">
            <text:p>119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90" calcext:value-type="float">
            <text:p>120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561" calcext:value-type="float">
            <text:p>125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80" calcext:value-type="float">
            <text:p>128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366" calcext:value-type="float">
            <text:p>133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95" calcext:value-type="float">
            <text:p>136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61" calcext:value-type="float">
            <text:p>138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028" calcext:value-type="float">
            <text:p>140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65" calcext:value-type="float">
            <text:p>143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35" calcext:value-type="float">
            <text:p>145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06" calcext:value-type="float">
            <text:p>147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878" calcext:value-type="float">
            <text:p>148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753" calcext:value-type="float">
            <text:p>157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931" calcext:value-type="float">
            <text:p>159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110" calcext:value-type="float">
            <text:p>161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90" calcext:value-type="float">
            <text:p>162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471" calcext:value-type="float">
            <text:p>164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653" calcext:value-type="float">
            <text:p>166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205" calcext:value-type="float">
            <text:p>172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578" calcext:value-type="float">
            <text:p>175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766" calcext:value-type="float">
            <text:p>177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5" calcext:value-type="float">
            <text:p>179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336" calcext:value-type="float">
            <text:p>183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528" calcext:value-type="float">
            <text:p>185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721" calcext:value-type="float">
            <text:p>187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915" calcext:value-type="float">
            <text:p>189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110" calcext:value-type="float">
            <text:p>19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503" calcext:value-type="float">
            <text:p>195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301" calcext:value-type="float">
            <text:p>203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503" calcext:value-type="float">
            <text:p>205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706" calcext:value-type="float">
            <text:p>207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115" calcext:value-type="float">
            <text:p>211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321" calcext:value-type="float">
            <text:p>213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528" calcext:value-type="float">
            <text:p>215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736" calcext:value-type="float">
            <text:p>217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45" calcext:value-type="float">
            <text:p>219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155" calcext:value-type="float">
            <text:p>221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366" calcext:value-type="float">
            <text:p>223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78" calcext:value-type="float">
            <text:p>225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791" calcext:value-type="float">
            <text:p>227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005" calcext:value-type="float">
            <text:p>230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436" calcext:value-type="float">
            <text:p>234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653" calcext:value-type="float">
            <text:p>236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090" calcext:value-type="float">
            <text:p>2409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310" calcext:value-type="float">
            <text:p>243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531" calcext:value-type="float">
            <text:p>245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425" calcext:value-type="float">
            <text:p>254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651" calcext:value-type="float">
            <text:p>256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878" calcext:value-type="float">
            <text:p>258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106" calcext:value-type="float">
            <text:p>261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335" calcext:value-type="float">
            <text:p>263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565" calcext:value-type="float">
            <text:p>265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796" calcext:value-type="float">
            <text:p>267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028" calcext:value-type="float">
            <text:p>270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261" calcext:value-type="float">
            <text:p>272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495" calcext:value-type="float">
            <text:p>274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730" calcext:value-type="float">
            <text:p>277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966" calcext:value-type="float">
            <text:p>279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203" calcext:value-type="float">
            <text:p>282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441" calcext:value-type="float">
            <text:p>284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680" calcext:value-type="float">
            <text:p>286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920" calcext:value-type="float">
            <text:p>289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161" calcext:value-type="float">
            <text:p>291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403" calcext:value-type="float">
            <text:p>294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646" calcext:value-type="float">
            <text:p>296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135" calcext:value-type="float">
            <text:p>301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381" calcext:value-type="float">
            <text:p>3038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628" calcext:value-type="float">
            <text:p>306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876" calcext:value-type="float">
            <text:p>308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375" calcext:value-type="float">
            <text:p>313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1626" calcext:value-type="float">
            <text:p>316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1878" calcext:value-type="float">
            <text:p>318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131" calcext:value-type="float">
            <text:p>321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385" calcext:value-type="float">
            <text:p>323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640" calcext:value-type="float">
            <text:p>326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896" calcext:value-type="float">
            <text:p>328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3153" calcext:value-type="float">
            <text:p>3315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3411" calcext:value-type="float">
            <text:p>334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670" calcext:value-type="float">
            <text:p>3367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930" calcext:value-type="float">
            <text:p>339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4191" calcext:value-type="float">
            <text:p>341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453" calcext:value-type="float">
            <text:p>344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4716" calcext:value-type="float">
            <text:p>347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980" calcext:value-type="float">
            <text:p>349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5245" calcext:value-type="float">
            <text:p>352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5511" calcext:value-type="float">
            <text:p>355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5778" calcext:value-type="float">
            <text:p>357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046" calcext:value-type="float">
            <text:p>360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315" calcext:value-type="float">
            <text:p>363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585" calcext:value-type="float">
            <text:p>365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6856" calcext:value-type="float">
            <text:p>368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7128" calcext:value-type="float">
            <text:p>371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7401" calcext:value-type="float">
            <text:p>374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7675" calcext:value-type="float">
            <text:p>376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7950" calcext:value-type="float">
            <text:p>379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226" calcext:value-type="float">
            <text:p>382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8503" calcext:value-type="float">
            <text:p>385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781" calcext:value-type="float">
            <text:p>387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060" calcext:value-type="float">
            <text:p>390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340" calcext:value-type="float">
            <text:p>3934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9621" calcext:value-type="float">
            <text:p>396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9903" calcext:value-type="float">
            <text:p>399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0186" calcext:value-type="float">
            <text:p>401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0470" calcext:value-type="float">
            <text:p>404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755" calcext:value-type="float">
            <text:p>407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1041" calcext:value-type="float">
            <text:p>410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1616" calcext:value-type="float">
            <text:p>416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1905" calcext:value-type="float">
            <text:p>419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195" calcext:value-type="float">
            <text:p>4219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486" calcext:value-type="float">
            <text:p>4248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778" calcext:value-type="float">
            <text:p>427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3071" calcext:value-type="float">
            <text:p>4307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3365" calcext:value-type="float">
            <text:p>4336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660" calcext:value-type="float">
            <text:p>436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956" calcext:value-type="float">
            <text:p>439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253" calcext:value-type="float">
            <text:p>442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551" calcext:value-type="float">
            <text:p>445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850" calcext:value-type="float">
            <text:p>448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451" calcext:value-type="float">
            <text:p>454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5753" calcext:value-type="float">
            <text:p>457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056" calcext:value-type="float">
            <text:p>460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360" calcext:value-type="float">
            <text:p>46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665" calcext:value-type="float">
            <text:p>466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971" calcext:value-type="float">
            <text:p>469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278" calcext:value-type="float">
            <text:p>472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7586" calcext:value-type="float">
            <text:p>475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895" calcext:value-type="float">
            <text:p>478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205" calcext:value-type="float">
            <text:p>482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516" calcext:value-type="float">
            <text:p>485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8828" calcext:value-type="float">
            <text:p>488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141" calcext:value-type="float">
            <text:p>491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455" calcext:value-type="float">
            <text:p>494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0086" calcext:value-type="float">
            <text:p>500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403" calcext:value-type="float">
            <text:p>504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721" calcext:value-type="float">
            <text:p>507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040" calcext:value-type="float">
            <text:p>510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681" calcext:value-type="float">
            <text:p>516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003" calcext:value-type="float">
            <text:p>520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326" calcext:value-type="float">
            <text:p>52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2650" calcext:value-type="float">
            <text:p>526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975" calcext:value-type="float">
            <text:p>5297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3301" calcext:value-type="float">
            <text:p>533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3628" calcext:value-type="float">
            <text:p>5362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3956" calcext:value-type="float">
            <text:p>5395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4285" calcext:value-type="float">
            <text:p>542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4615" calcext:value-type="float">
            <text:p>546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4946" calcext:value-type="float">
            <text:p>549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5278" calcext:value-type="float">
            <text:p>552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5611" calcext:value-type="float">
            <text:p>556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5945" calcext:value-type="float">
            <text:p>559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6280" calcext:value-type="float">
            <text:p>5628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6616" calcext:value-type="float">
            <text:p>566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953" calcext:value-type="float">
            <text:p>5695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291" calcext:value-type="float">
            <text:p>5729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7630" calcext:value-type="float">
            <text:p>576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970" calcext:value-type="float">
            <text:p>5797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8311" calcext:value-type="float">
            <text:p>583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8653" calcext:value-type="float">
            <text:p>586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8996" calcext:value-type="float">
            <text:p>5899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9340" calcext:value-type="float">
            <text:p>593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0031" calcext:value-type="float">
            <text:p>600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0378" calcext:value-type="float">
            <text:p>603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0726" calcext:value-type="float">
            <text:p>607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1075" calcext:value-type="float">
            <text:p>610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1425" calcext:value-type="float">
            <text:p>614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1776" calcext:value-type="float">
            <text:p>617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2128" calcext:value-type="float">
            <text:p>621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2481" calcext:value-type="float">
            <text:p>624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2835" calcext:value-type="float">
            <text:p>628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190" calcext:value-type="float">
            <text:p>6319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3546" calcext:value-type="float">
            <text:p>6354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903" calcext:value-type="float">
            <text:p>639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4261" calcext:value-type="float">
            <text:p>642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5341" calcext:value-type="float">
            <text:p>653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5703" calcext:value-type="float">
            <text:p>657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6066" calcext:value-type="float">
            <text:p>660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6430" calcext:value-type="float">
            <text:p>664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795" calcext:value-type="float">
            <text:p>6679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7161" calcext:value-type="float">
            <text:p>671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7528" calcext:value-type="float">
            <text:p>675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7896" calcext:value-type="float">
            <text:p>678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8265" calcext:value-type="float">
            <text:p>682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8635" calcext:value-type="float">
            <text:p>686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9006" calcext:value-type="float">
            <text:p>690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378" calcext:value-type="float">
            <text:p>693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9751" calcext:value-type="float">
            <text:p>697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0125" calcext:value-type="float">
            <text:p>701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500" calcext:value-type="float">
            <text:p>705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0876" calcext:value-type="float">
            <text:p>708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253" calcext:value-type="float">
            <text:p>712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1631" calcext:value-type="float">
            <text:p>716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2010" calcext:value-type="float">
            <text:p>720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2390" calcext:value-type="float">
            <text:p>7239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2771" calcext:value-type="float">
            <text:p>727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3153" calcext:value-type="float">
            <text:p>731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3536" calcext:value-type="float">
            <text:p>735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3920" calcext:value-type="float">
            <text:p>739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4305" calcext:value-type="float">
            <text:p>743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4691" calcext:value-type="float">
            <text:p>7469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5078" calcext:value-type="float">
            <text:p>750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5466" calcext:value-type="float">
            <text:p>754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5855" calcext:value-type="float">
            <text:p>758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6245" calcext:value-type="float">
            <text:p>762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6636" calcext:value-type="float">
            <text:p>7663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7028" calcext:value-type="float">
            <text:p>770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421" calcext:value-type="float">
            <text:p>774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7815" calcext:value-type="float">
            <text:p>778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8210" calcext:value-type="float">
            <text:p>78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8606" calcext:value-type="float">
            <text:p>786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9003" calcext:value-type="float">
            <text:p>790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401" calcext:value-type="float">
            <text:p>794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800" calcext:value-type="float">
            <text:p>798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0601" calcext:value-type="float">
            <text:p>806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003" calcext:value-type="float">
            <text:p>810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1406" calcext:value-type="float">
            <text:p>814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1810" calcext:value-type="float">
            <text:p>818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215" calcext:value-type="float">
            <text:p>822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2621" calcext:value-type="float">
            <text:p>826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028" calcext:value-type="float">
            <text:p>830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36" calcext:value-type="float">
            <text:p>834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845" calcext:value-type="float">
            <text:p>838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4255" calcext:value-type="float">
            <text:p>842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666" calcext:value-type="float">
            <text:p>846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5078" calcext:value-type="float">
            <text:p>8507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5491" calcext:value-type="float">
            <text:p>854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5905" calcext:value-type="float">
            <text:p>859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6320" calcext:value-type="float">
            <text:p>863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6736" calcext:value-type="float">
            <text:p>8673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7153" calcext:value-type="float">
            <text:p>871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7571" calcext:value-type="float">
            <text:p>875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7990" calcext:value-type="float">
            <text:p>8799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8410" calcext:value-type="float">
            <text:p>884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8831" calcext:value-type="float">
            <text:p>888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9253" calcext:value-type="float">
            <text:p>8925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9676" calcext:value-type="float">
            <text:p>8967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0951" calcext:value-type="float">
            <text:p>909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1378" calcext:value-type="float">
            <text:p>9137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1806" calcext:value-type="float">
            <text:p>918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2235" calcext:value-type="float">
            <text:p>9223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2665" calcext:value-type="float">
            <text:p>926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3096" calcext:value-type="float">
            <text:p>930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3528" calcext:value-type="float">
            <text:p>935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3961" calcext:value-type="float">
            <text:p>9396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4395" calcext:value-type="float">
            <text:p>9439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4830" calcext:value-type="float">
            <text:p>9483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5266" calcext:value-type="float">
            <text:p>952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5703" calcext:value-type="float">
            <text:p>957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6141" calcext:value-type="float">
            <text:p>9614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6580" calcext:value-type="float">
            <text:p>9658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7020" calcext:value-type="float">
            <text:p>970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7461" calcext:value-type="float">
            <text:p>974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7903" calcext:value-type="float">
            <text:p>9790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8346" calcext:value-type="float">
            <text:p>9834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790" calcext:value-type="float">
            <text:p>9879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9235" calcext:value-type="float">
            <text:p>992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681" calcext:value-type="float">
            <text:p>9968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128" calcext:value-type="float">
            <text:p>1001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576" calcext:value-type="float">
            <text:p>1005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1025" calcext:value-type="float">
            <text:p>10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1926" calcext:value-type="float">
            <text:p>1019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2378" calcext:value-type="float">
            <text:p>1023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2831" calcext:value-type="float">
            <text:p>1028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3285" calcext:value-type="float">
            <text:p>10328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3740" calcext:value-type="float">
            <text:p>10374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4196" calcext:value-type="float">
            <text:p>1041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4653" calcext:value-type="float">
            <text:p>1046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5111" calcext:value-type="float">
            <text:p>1051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5570" calcext:value-type="float">
            <text:p>10557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6030" calcext:value-type="float">
            <text:p>1060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6491" calcext:value-type="float">
            <text:p>10649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6953" calcext:value-type="float">
            <text:p>1069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7416" calcext:value-type="float">
            <text:p>1074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7880" calcext:value-type="float">
            <text:p>1078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8345" calcext:value-type="float">
            <text:p>1083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8811" calcext:value-type="float">
            <text:p>1088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9278" calcext:value-type="float">
            <text:p>10927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9746" calcext:value-type="float">
            <text:p>1097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0215" calcext:value-type="float">
            <text:p>1102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0685" calcext:value-type="float">
            <text:p>11068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1156" calcext:value-type="float">
            <text:p>11115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1628" calcext:value-type="float">
            <text:p>11162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2101" calcext:value-type="float">
            <text:p>1121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2575" calcext:value-type="float">
            <text:p>1125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3050" calcext:value-type="float">
            <text:p>1130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3526" calcext:value-type="float">
            <text:p>1135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4003" calcext:value-type="float">
            <text:p>11400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4481" calcext:value-type="float">
            <text:p>1144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4960" calcext:value-type="float">
            <text:p>1149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5440" calcext:value-type="float">
            <text:p>11544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5921" calcext:value-type="float">
            <text:p>1159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6403" calcext:value-type="float">
            <text:p>1164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6886" calcext:value-type="float">
            <text:p>1168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7370" calcext:value-type="float">
            <text:p>11737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7855" calcext:value-type="float">
            <text:p>1178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8341" calcext:value-type="float">
            <text:p>11834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8828" calcext:value-type="float">
            <text:p>1188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316" calcext:value-type="float">
            <text:p>1193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9805" calcext:value-type="float">
            <text:p>1198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0295" calcext:value-type="float">
            <text:p>1202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0786" calcext:value-type="float">
            <text:p>12078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1278" calcext:value-type="float">
            <text:p>12127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1771" calcext:value-type="float">
            <text:p>1217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2265" calcext:value-type="float">
            <text:p>1222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2760" calcext:value-type="float">
            <text:p>1227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3256" calcext:value-type="float">
            <text:p>1232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3753" calcext:value-type="float">
            <text:p>12375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251" calcext:value-type="float">
            <text:p>1242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4750" calcext:value-type="float">
            <text:p>1247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5751" calcext:value-type="float">
            <text:p>12575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6253" calcext:value-type="float">
            <text:p>1262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756" calcext:value-type="float">
            <text:p>1267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7260" calcext:value-type="float">
            <text:p>12726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7765" calcext:value-type="float">
            <text:p>12776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8271" calcext:value-type="float">
            <text:p>12827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8778" calcext:value-type="float">
            <text:p>12877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9286" calcext:value-type="float">
            <text:p>12928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9795" calcext:value-type="float">
            <text:p>12979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0305" calcext:value-type="float">
            <text:p>13030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0816" calcext:value-type="float">
            <text:p>1308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328" calcext:value-type="float">
            <text:p>1313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1841" calcext:value-type="float">
            <text:p>1318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2355" calcext:value-type="float">
            <text:p>1323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2870" calcext:value-type="float">
            <text:p>13287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3386" calcext:value-type="float">
            <text:p>13338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3903" calcext:value-type="float">
            <text:p>13390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4421" calcext:value-type="float">
            <text:p>1344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34940" calcext:value-type="float">
            <text:p>13494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5460" calcext:value-type="float">
            <text:p>13546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5981" calcext:value-type="float">
            <text:p>1359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6503" calcext:value-type="float">
            <text:p>1365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7026" calcext:value-type="float">
            <text:p>1370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7550" calcext:value-type="float">
            <text:p>13755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8075" calcext:value-type="float">
            <text:p>1380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38601" calcext:value-type="float">
            <text:p>1386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9128" calcext:value-type="float">
            <text:p>1391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9656" calcext:value-type="float">
            <text:p>1396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0185" calcext:value-type="float">
            <text:p>1401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0715" calcext:value-type="float">
            <text:p>1407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1246" calcext:value-type="float">
            <text:p>14124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1778" calcext:value-type="float">
            <text:p>1417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2311" calcext:value-type="float">
            <text:p>1423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2845" calcext:value-type="float">
            <text:p>1428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3380" calcext:value-type="float">
            <text:p>14338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3916" calcext:value-type="float">
            <text:p>1439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453" calcext:value-type="float">
            <text:p>14445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991" calcext:value-type="float">
            <text:p>14499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30" calcext:value-type="float">
            <text:p>1455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6070" calcext:value-type="float">
            <text:p>14607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6611" calcext:value-type="float">
            <text:p>1466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7153" calcext:value-type="float">
            <text:p>14715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7696" calcext:value-type="float">
            <text:p>1476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8240" calcext:value-type="float">
            <text:p>1482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8785" calcext:value-type="float">
            <text:p>14878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9331" calcext:value-type="float">
            <text:p>14933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9878" calcext:value-type="float">
            <text:p>14987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0426" calcext:value-type="float">
            <text:p>1504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0975" calcext:value-type="float">
            <text:p>1509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1525" calcext:value-type="float">
            <text:p>1515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2076" calcext:value-type="float">
            <text:p>15207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2628" calcext:value-type="float">
            <text:p>1526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3181" calcext:value-type="float">
            <text:p>1531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3735" calcext:value-type="float">
            <text:p>1537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4290" calcext:value-type="float">
            <text:p>15429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4846" calcext:value-type="float">
            <text:p>15484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5403" calcext:value-type="float">
            <text:p>1554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5961" calcext:value-type="float">
            <text:p>15596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6520" calcext:value-type="float">
            <text:p>1565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7080" calcext:value-type="float">
            <text:p>15708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7641" calcext:value-type="float">
            <text:p>15764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8203" calcext:value-type="float">
            <text:p>1582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8766" calcext:value-type="float">
            <text:p>15876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9330" calcext:value-type="float">
            <text:p>1593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9895" calcext:value-type="float">
            <text:p>15989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60461" calcext:value-type="float">
            <text:p>1604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1028" calcext:value-type="float">
            <text:p>1610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1596" calcext:value-type="float">
            <text:p>16159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2165" calcext:value-type="float">
            <text:p>1621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2735" calcext:value-type="float">
            <text:p>1627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3306" calcext:value-type="float">
            <text:p>16330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3878" calcext:value-type="float">
            <text:p>16387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4451" calcext:value-type="float">
            <text:p>1644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65025" calcext:value-type="float">
            <text:p>1650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5600" calcext:value-type="float">
            <text:p>1656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6176" calcext:value-type="float">
            <text:p>1661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6753" calcext:value-type="float">
            <text:p>16675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7331" calcext:value-type="float">
            <text:p>16733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7910" calcext:value-type="float">
            <text:p>1679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8490" calcext:value-type="float">
            <text:p>16849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9071" calcext:value-type="float">
            <text:p>1690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9653" calcext:value-type="float">
            <text:p>16965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0236" calcext:value-type="float">
            <text:p>17023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0820" calcext:value-type="float">
            <text:p>1708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71405" calcext:value-type="float">
            <text:p>1714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71991" calcext:value-type="float">
            <text:p>17199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2578" calcext:value-type="float">
            <text:p>1725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73166" calcext:value-type="float">
            <text:p>17316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73755" calcext:value-type="float">
            <text:p>17375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4345" calcext:value-type="float">
            <text:p>1743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74936" calcext:value-type="float">
            <text:p>17493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5528" calcext:value-type="float">
            <text:p>1755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76121" calcext:value-type="float">
            <text:p>1761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6715" calcext:value-type="float">
            <text:p>1767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77310" calcext:value-type="float">
            <text:p>1773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77906" calcext:value-type="float">
            <text:p>1779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78503" calcext:value-type="float">
            <text:p>1785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79101" calcext:value-type="float">
            <text:p>1791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9700" calcext:value-type="float">
            <text:p>1797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0901" calcext:value-type="float">
            <text:p>1809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1503" calcext:value-type="float">
            <text:p>1815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2106" calcext:value-type="float">
            <text:p>1821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2710" calcext:value-type="float">
            <text:p>1827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3315" calcext:value-type="float">
            <text:p>1833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3921" calcext:value-type="float">
            <text:p>1839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4528" calcext:value-type="float">
            <text:p>1845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5136" calcext:value-type="float">
            <text:p>1851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5745" calcext:value-type="float">
            <text:p>1857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6355" calcext:value-type="float">
            <text:p>18635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6966" calcext:value-type="float">
            <text:p>18696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7578" calcext:value-type="float">
            <text:p>18757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88191" calcext:value-type="float">
            <text:p>18819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8805" calcext:value-type="float">
            <text:p>1888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89420" calcext:value-type="float">
            <text:p>18942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0036" calcext:value-type="float">
            <text:p>19003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0653" calcext:value-type="float">
            <text:p>19065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1271" calcext:value-type="float">
            <text:p>1912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1890" calcext:value-type="float">
            <text:p>19189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2510" calcext:value-type="float">
            <text:p>1925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3131" calcext:value-type="float">
            <text:p>1931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3753" calcext:value-type="float">
            <text:p>19375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4376" calcext:value-type="float">
            <text:p>19437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5625" calcext:value-type="float">
            <text:p>195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6251" calcext:value-type="float">
            <text:p>1962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6878" calcext:value-type="float">
            <text:p>19687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7506" calcext:value-type="float">
            <text:p>1975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8135" calcext:value-type="float">
            <text:p>1981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8765" calcext:value-type="float">
            <text:p>19876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9396" calcext:value-type="float">
            <text:p>19939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0028" calcext:value-type="float">
            <text:p>20002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661" calcext:value-type="float">
            <text:p>20066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295" calcext:value-type="float">
            <text:p>20129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30" calcext:value-type="float">
            <text:p>2019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2566" calcext:value-type="float">
            <text:p>2025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3203" calcext:value-type="float">
            <text:p>20320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3841" calcext:value-type="float">
            <text:p>20384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4480" calcext:value-type="float">
            <text:p>20448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5120" calcext:value-type="float">
            <text:p>2051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5761" calcext:value-type="float">
            <text:p>20576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6403" calcext:value-type="float">
            <text:p>20640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7046" calcext:value-type="float">
            <text:p>2070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7690" calcext:value-type="float">
            <text:p>20769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8335" calcext:value-type="float">
            <text:p>2083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8981" calcext:value-type="float">
            <text:p>2089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9628" calcext:value-type="float">
            <text:p>2096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10276" calcext:value-type="float">
            <text:p>21027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0925" calcext:value-type="float">
            <text:p>2109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11575" calcext:value-type="float">
            <text:p>2115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12226" calcext:value-type="float">
            <text:p>2122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2878" calcext:value-type="float">
            <text:p>21287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3531" calcext:value-type="float">
            <text:p>21353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14185" calcext:value-type="float">
            <text:p>21418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14840" calcext:value-type="float">
            <text:p>21484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15496" calcext:value-type="float">
            <text:p>2154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6153" calcext:value-type="float">
            <text:p>21615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16811" calcext:value-type="float">
            <text:p>2168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17470" calcext:value-type="float">
            <text:p>21747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8130" calcext:value-type="float">
            <text:p>2181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8791" calcext:value-type="float">
            <text:p>21879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9453" calcext:value-type="float">
            <text:p>21945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0116" calcext:value-type="float">
            <text:p>2201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0780" calcext:value-type="float">
            <text:p>22078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1445" calcext:value-type="float">
            <text:p>2214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2111" calcext:value-type="float">
            <text:p>2221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2778" calcext:value-type="float">
            <text:p>22277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3446" calcext:value-type="float">
            <text:p>22344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4115" calcext:value-type="float">
            <text:p>2241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4785" calcext:value-type="float">
            <text:p>22478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56" calcext:value-type="float">
            <text:p>2254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6128" calcext:value-type="float">
            <text:p>22612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6801" calcext:value-type="float">
            <text:p>22680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7475" calcext:value-type="float">
            <text:p>22747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8150" calcext:value-type="float">
            <text:p>22815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8826" calcext:value-type="float">
            <text:p>2288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9503" calcext:value-type="float">
            <text:p>22950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30181" calcext:value-type="float">
            <text:p>23018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0860" calcext:value-type="float">
            <text:p>2308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1540" calcext:value-type="float">
            <text:p>2315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2221" calcext:value-type="float">
            <text:p>2322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2903" calcext:value-type="float">
            <text:p>2329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3586" calcext:value-type="float">
            <text:p>2335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4270" calcext:value-type="float">
            <text:p>23427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34955" calcext:value-type="float">
            <text:p>2349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5641" calcext:value-type="float">
            <text:p>23564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6328" calcext:value-type="float">
            <text:p>2363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37016" calcext:value-type="float">
            <text:p>2370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7705" calcext:value-type="float">
            <text:p>23770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8395" calcext:value-type="float">
            <text:p>23839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39086" calcext:value-type="float">
            <text:p>23908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9778" calcext:value-type="float">
            <text:p>23977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0471" calcext:value-type="float">
            <text:p>24047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41165" calcext:value-type="float">
            <text:p>24116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1860" calcext:value-type="float">
            <text:p>2418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2556" calcext:value-type="float">
            <text:p>24255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3253" calcext:value-type="float">
            <text:p>24325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3951" calcext:value-type="float">
            <text:p>2439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4650" calcext:value-type="float">
            <text:p>2446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6051" calcext:value-type="float">
            <text:p>24605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6753" calcext:value-type="float">
            <text:p>24675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7456" calcext:value-type="float">
            <text:p>24745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8160" calcext:value-type="float">
            <text:p>24816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8865" calcext:value-type="float">
            <text:p>24886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9571" calcext:value-type="float">
            <text:p>24957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0278" calcext:value-type="float">
            <text:p>25027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0986" calcext:value-type="float">
            <text:p>25098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1695" calcext:value-type="float">
            <text:p>25169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2405" calcext:value-type="float">
            <text:p>2524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3116" calcext:value-type="float">
            <text:p>2531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3828" calcext:value-type="float">
            <text:p>2538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4541" calcext:value-type="float">
            <text:p>25454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5255" calcext:value-type="float">
            <text:p>2552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5970" calcext:value-type="float">
            <text:p>25597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6686" calcext:value-type="float">
            <text:p>25668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7403" calcext:value-type="float">
            <text:p>25740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8121" calcext:value-type="float">
            <text:p>2581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8840" calcext:value-type="float">
            <text:p>2588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9560" calcext:value-type="float">
            <text:p>25956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0281" calcext:value-type="float">
            <text:p>2602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61003" calcext:value-type="float">
            <text:p>2610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1726" calcext:value-type="float">
            <text:p>2617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62450" calcext:value-type="float">
            <text:p>26245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63175" calcext:value-type="float">
            <text:p>26317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3901" calcext:value-type="float">
            <text:p>26390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4628" calcext:value-type="float">
            <text:p>2646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65356" calcext:value-type="float">
            <text:p>26535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6085" calcext:value-type="float">
            <text:p>2660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6815" calcext:value-type="float">
            <text:p>2668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7546" calcext:value-type="float">
            <text:p>26754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8278" calcext:value-type="float">
            <text:p>2682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9011" calcext:value-type="float">
            <text:p>2690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69745" calcext:value-type="float">
            <text:p>2697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0480" calcext:value-type="float">
            <text:p>27048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71216" calcext:value-type="float">
            <text:p>2712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71953" calcext:value-type="float">
            <text:p>27195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72691" calcext:value-type="float">
            <text:p>2726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73430" calcext:value-type="float">
            <text:p>2734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74170" calcext:value-type="float">
            <text:p>27417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74911" calcext:value-type="float">
            <text:p>2749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75653" calcext:value-type="float">
            <text:p>27565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76396" calcext:value-type="float">
            <text:p>27639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7140" calcext:value-type="float">
            <text:p>27714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77885" calcext:value-type="float">
            <text:p>27788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78631" calcext:value-type="float">
            <text:p>27863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9378" calcext:value-type="float">
            <text:p>27937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80126" calcext:value-type="float">
            <text:p>2801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0875" calcext:value-type="float">
            <text:p>280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1625" calcext:value-type="float">
            <text:p>2816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2376" calcext:value-type="float">
            <text:p>2823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3128" calcext:value-type="float">
            <text:p>28312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3881" calcext:value-type="float">
            <text:p>28388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84635" calcext:value-type="float">
            <text:p>28463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85390" calcext:value-type="float">
            <text:p>28539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6146" calcext:value-type="float">
            <text:p>28614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6903" calcext:value-type="float">
            <text:p>28690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87661" calcext:value-type="float">
            <text:p>2876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88420" calcext:value-type="float">
            <text:p>2884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89180" calcext:value-type="float">
            <text:p>28918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89941" calcext:value-type="float">
            <text:p>28994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90703" calcext:value-type="float">
            <text:p>29070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91466" calcext:value-type="float">
            <text:p>29146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92230" calcext:value-type="float">
            <text:p>29223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92995" calcext:value-type="float">
            <text:p>29299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93761" calcext:value-type="float">
            <text:p>29376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4528" calcext:value-type="float">
            <text:p>29452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95296" calcext:value-type="float">
            <text:p>2952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96065" calcext:value-type="float">
            <text:p>29606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96835" calcext:value-type="float">
            <text:p>2968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97606" calcext:value-type="float">
            <text:p>29760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98378" calcext:value-type="float">
            <text:p>29837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99151" calcext:value-type="float">
            <text:p>2991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99925" calcext:value-type="float">
            <text:p>29992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00700" calcext:value-type="float">
            <text:p>30070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01476" calcext:value-type="float">
            <text:p>3014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2253" calcext:value-type="float">
            <text:p>30225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3031" calcext:value-type="float">
            <text:p>3030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3810" calcext:value-type="float">
            <text:p>3038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4590" calcext:value-type="float">
            <text:p>30459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5371" calcext:value-type="float">
            <text:p>30537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06153" calcext:value-type="float">
            <text:p>30615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06936" calcext:value-type="float">
            <text:p>30693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07720" calcext:value-type="float">
            <text:p>3077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08505" calcext:value-type="float">
            <text:p>3085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9291" calcext:value-type="float">
            <text:p>30929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10078" calcext:value-type="float">
            <text:p>31007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10866" calcext:value-type="float">
            <text:p>31086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11655" calcext:value-type="float">
            <text:p>3116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12445" calcext:value-type="float">
            <text:p>31244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13236" calcext:value-type="float">
            <text:p>31323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14028" calcext:value-type="float">
            <text:p>31402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14821" calcext:value-type="float">
            <text:p>3148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15615" calcext:value-type="float">
            <text:p>3156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16410" calcext:value-type="float">
            <text:p>3164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17206" calcext:value-type="float">
            <text:p>31720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18003" calcext:value-type="float">
            <text:p>31800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18801" calcext:value-type="float">
            <text:p>3188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19600" calcext:value-type="float">
            <text:p>3196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21201" calcext:value-type="float">
            <text:p>3212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22003" calcext:value-type="float">
            <text:p>3220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22806" calcext:value-type="float">
            <text:p>3228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23610" calcext:value-type="float">
            <text:p>3236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24415" calcext:value-type="float">
            <text:p>3244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25221" calcext:value-type="float">
            <text:p>3252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26028" calcext:value-type="float">
            <text:p>32602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26836" calcext:value-type="float">
            <text:p>3268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27645" calcext:value-type="float">
            <text:p>3276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8455" calcext:value-type="float">
            <text:p>3284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29266" calcext:value-type="float">
            <text:p>32926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30078" calcext:value-type="float">
            <text:p>33007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30891" calcext:value-type="float">
            <text:p>33089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31705" calcext:value-type="float">
            <text:p>33170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32520" calcext:value-type="float">
            <text:p>3325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33336" calcext:value-type="float">
            <text:p>33333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34153" calcext:value-type="float">
            <text:p>33415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34971" calcext:value-type="float">
            <text:p>33497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35790" calcext:value-type="float">
            <text:p>33579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6610" calcext:value-type="float">
            <text:p>3366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37431" calcext:value-type="float">
            <text:p>33743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38253" calcext:value-type="float">
            <text:p>33825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39076" calcext:value-type="float">
            <text:p>33907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39900" calcext:value-type="float">
            <text:p>3399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40725" calcext:value-type="float">
            <text:p>3407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41551" calcext:value-type="float">
            <text:p>3415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42378" calcext:value-type="float">
            <text:p>34237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43206" calcext:value-type="float">
            <text:p>34320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44035" calcext:value-type="float">
            <text:p>3440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44865" calcext:value-type="float">
            <text:p>34486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45696" calcext:value-type="float">
            <text:p>34569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6528" calcext:value-type="float">
            <text:p>34652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47361" calcext:value-type="float">
            <text:p>34736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48195" calcext:value-type="float">
            <text:p>34819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49030" calcext:value-type="float">
            <text:p>34903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49866" calcext:value-type="float">
            <text:p>34986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50703" calcext:value-type="float">
            <text:p>35070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51541" calcext:value-type="float">
            <text:p>3515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52380" calcext:value-type="float">
            <text:p>35238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53220" calcext:value-type="float">
            <text:p>3532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54061" calcext:value-type="float">
            <text:p>35406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54903" calcext:value-type="float">
            <text:p>35490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5746" calcext:value-type="float">
            <text:p>35574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56590" calcext:value-type="float">
            <text:p>3565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7435" calcext:value-type="float">
            <text:p>3574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58281" calcext:value-type="float">
            <text:p>35828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59128" calcext:value-type="float">
            <text:p>35912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59976" calcext:value-type="float">
            <text:p>3599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60825" calcext:value-type="float">
            <text:p>3608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61675" calcext:value-type="float">
            <text:p>36167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62526" calcext:value-type="float">
            <text:p>3625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63378" calcext:value-type="float">
            <text:p>3633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64231" calcext:value-type="float">
            <text:p>3642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65085" calcext:value-type="float">
            <text:p>36508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65940" calcext:value-type="float">
            <text:p>36594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66796" calcext:value-type="float">
            <text:p>36679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67653" calcext:value-type="float">
            <text:p>36765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68511" calcext:value-type="float">
            <text:p>3685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69370" calcext:value-type="float">
            <text:p>36937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70230" calcext:value-type="float">
            <text:p>3702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71091" calcext:value-type="float">
            <text:p>37109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71953" calcext:value-type="float">
            <text:p>37195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72816" calcext:value-type="float">
            <text:p>3728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73680" calcext:value-type="float">
            <text:p>37368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74545" calcext:value-type="float">
            <text:p>37454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75411" calcext:value-type="float">
            <text:p>3754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76278" calcext:value-type="float">
            <text:p>37627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77146" calcext:value-type="float">
            <text:p>37714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78015" calcext:value-type="float">
            <text:p>3780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78885" calcext:value-type="float">
            <text:p>37888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79756" calcext:value-type="float">
            <text:p>37975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80628" calcext:value-type="float">
            <text:p>38062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81501" calcext:value-type="float">
            <text:p>3815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82375" calcext:value-type="float">
            <text:p>38237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83250" calcext:value-type="float">
            <text:p>38325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84126" calcext:value-type="float">
            <text:p>3841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85003" calcext:value-type="float">
            <text:p>3850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85881" calcext:value-type="float">
            <text:p>38588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86760" calcext:value-type="float">
            <text:p>38676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87640" calcext:value-type="float">
            <text:p>38764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88521" calcext:value-type="float">
            <text:p>3885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89403" calcext:value-type="float">
            <text:p>38940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0286" calcext:value-type="float">
            <text:p>39028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91170" calcext:value-type="float">
            <text:p>39117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92055" calcext:value-type="float">
            <text:p>3920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92941" calcext:value-type="float">
            <text:p>39294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93828" calcext:value-type="float">
            <text:p>39382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4716" calcext:value-type="float">
            <text:p>3947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95605" calcext:value-type="float">
            <text:p>39560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96495" calcext:value-type="float">
            <text:p>39649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97386" calcext:value-type="float">
            <text:p>39738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98278" calcext:value-type="float">
            <text:p>39827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9171" calcext:value-type="float">
            <text:p>39917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0065" calcext:value-type="float">
            <text:p>40006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0960" calcext:value-type="float">
            <text:p>40096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1856" calcext:value-type="float">
            <text:p>4018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02753" calcext:value-type="float">
            <text:p>40275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3651" calcext:value-type="float">
            <text:p>4036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04550" calcext:value-type="float">
            <text:p>4045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6351" calcext:value-type="float">
            <text:p>4063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7253" calcext:value-type="float">
            <text:p>40725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08156" calcext:value-type="float">
            <text:p>40815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9060" calcext:value-type="float">
            <text:p>40906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9965" calcext:value-type="float">
            <text:p>40996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10871" calcext:value-type="float">
            <text:p>41087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11778" calcext:value-type="float">
            <text:p>41177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12686" calcext:value-type="float">
            <text:p>4126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13595" calcext:value-type="float">
            <text:p>4135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4505" calcext:value-type="float">
            <text:p>41450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15416" calcext:value-type="float">
            <text:p>4154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6328" calcext:value-type="float">
            <text:p>41632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17241" calcext:value-type="float">
            <text:p>41724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8155" calcext:value-type="float">
            <text:p>41815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19070" calcext:value-type="float">
            <text:p>41907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19986" calcext:value-type="float">
            <text:p>41998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20903" calcext:value-type="float">
            <text:p>42090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21821" calcext:value-type="float">
            <text:p>4218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2740" calcext:value-type="float">
            <text:p>42274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3660" calcext:value-type="float">
            <text:p>42366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4581" calcext:value-type="float">
            <text:p>42458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25503" calcext:value-type="float">
            <text:p>42550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6426" calcext:value-type="float">
            <text:p>4264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7350" calcext:value-type="float">
            <text:p>42735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8275" calcext:value-type="float">
            <text:p>42827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9201" calcext:value-type="float">
            <text:p>42920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30128" calcext:value-type="float">
            <text:p>4301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31056" calcext:value-type="float">
            <text:p>43105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31985" calcext:value-type="float">
            <text:p>4319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32915" calcext:value-type="float">
            <text:p>4329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3846" calcext:value-type="float">
            <text:p>43384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4778" calcext:value-type="float">
            <text:p>43477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35711" calcext:value-type="float">
            <text:p>4357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36645" calcext:value-type="float">
            <text:p>4366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37580" calcext:value-type="float">
            <text:p>43758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38516" calcext:value-type="float">
            <text:p>4385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39453" calcext:value-type="float">
            <text:p>43945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40391" calcext:value-type="float">
            <text:p>44039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41330" calcext:value-type="float">
            <text:p>4413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42270" calcext:value-type="float">
            <text:p>44227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43211" calcext:value-type="float">
            <text:p>4432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44153" calcext:value-type="float">
            <text:p>44415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45096" calcext:value-type="float">
            <text:p>44509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46040" calcext:value-type="float">
            <text:p>44604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46985" calcext:value-type="float">
            <text:p>44698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47931" calcext:value-type="float">
            <text:p>4479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48878" calcext:value-type="float">
            <text:p>44887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49826" calcext:value-type="float">
            <text:p>4498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50775" calcext:value-type="float">
            <text:p>4507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1725" calcext:value-type="float">
            <text:p>4517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52676" calcext:value-type="float">
            <text:p>45267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53628" calcext:value-type="float">
            <text:p>45362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54581" calcext:value-type="float">
            <text:p>45458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55535" calcext:value-type="float">
            <text:p>4555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56490" calcext:value-type="float">
            <text:p>45649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57446" calcext:value-type="float">
            <text:p>45744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8403" calcext:value-type="float">
            <text:p>45840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59361" calcext:value-type="float">
            <text:p>45936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60320" calcext:value-type="float">
            <text:p>4603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1280" calcext:value-type="float">
            <text:p>4612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62241" calcext:value-type="float">
            <text:p>46224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63203" calcext:value-type="float">
            <text:p>46320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64166" calcext:value-type="float">
            <text:p>4641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65130" calcext:value-type="float">
            <text:p>46513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66095" calcext:value-type="float">
            <text:p>46609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67061" calcext:value-type="float">
            <text:p>46706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68028" calcext:value-type="float">
            <text:p>46802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68996" calcext:value-type="float">
            <text:p>46899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69965" calcext:value-type="float">
            <text:p>46996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70935" calcext:value-type="float">
            <text:p>47093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71906" calcext:value-type="float">
            <text:p>47190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72878" calcext:value-type="float">
            <text:p>47287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73851" calcext:value-type="float">
            <text:p>47385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74825" calcext:value-type="float">
            <text:p>4748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75800" calcext:value-type="float">
            <text:p>4758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76776" calcext:value-type="float">
            <text:p>4767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77753" calcext:value-type="float">
            <text:p>47775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78731" calcext:value-type="float">
            <text:p>4787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79710" calcext:value-type="float">
            <text:p>4797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80690" calcext:value-type="float">
            <text:p>4806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81671" calcext:value-type="float">
            <text:p>48167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82653" calcext:value-type="float">
            <text:p>48265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83636" calcext:value-type="float">
            <text:p>48363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84620" calcext:value-type="float">
            <text:p>4846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85605" calcext:value-type="float">
            <text:p>48560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86591" calcext:value-type="float">
            <text:p>48659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87578" calcext:value-type="float">
            <text:p>48757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88566" calcext:value-type="float">
            <text:p>48856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89555" calcext:value-type="float">
            <text:p>4895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90545" calcext:value-type="float">
            <text:p>49054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1536" calcext:value-type="float">
            <text:p>49153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92528" calcext:value-type="float">
            <text:p>4925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3521" calcext:value-type="float">
            <text:p>4935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94515" calcext:value-type="float">
            <text:p>4945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5510" calcext:value-type="float">
            <text:p>4955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96506" calcext:value-type="float">
            <text:p>49650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97503" calcext:value-type="float">
            <text:p>4975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98501" calcext:value-type="float">
            <text:p>4985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99500" calcext:value-type="float">
            <text:p>499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10-24T14:58:59.036317313</meta:creation-date>
    <dc:date>2023-10-24T16:41:51.154484246</dc:date>
    <dc:creator>Vincent Keller</dc:creator>
    <meta:editing-duration>PT1H42M52S</meta:editing-duration>
    <meta:editing-cycles>1</meta:editing-cycles>
    <meta:document-statistic meta:table-count="3" meta:cell-count="2330" meta:object-count="3"/>
    <meta:generator>LibreOffice/7.4.5.1$Linux_X86_64 LibreOffice_project/9c0871452b3918c1019dde9bfac75448afc4b57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2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Feuille1.A1:Feuille1.B100" svg:x="0.32cm" svg:y="0.18cm" svg:width="10.92cm" svg:height="8.64cm">
          <chart:coordinate-region svg:x="1.682cm" svg:y="0.379cm" svg:width="9.09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100" chart:class="chart:scatter">
            <chart:domain table:cell-range-address="Feuille1.A1:Feuille1.A100"/>
            <chart:regression-curve chart:style-name="ch8">
              <chart:equation chart:display-equation="true" chart:display-r-square="false"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:Feuille1.A100</svg:desc>
                </draw:g>
              </table:table-cell>
              <table:table-cell office:value-type="float" office:value="0">
                <text:p>0</text:p>
                <draw:g>
                  <svg:desc>Feuille1.B1:Feui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1142">
                <text:p>11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3542">
                <text:p>13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4742">
                <text:p>14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8342">
                <text:p>18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9542">
                <text:p>19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27093">
                <text:p>27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28393">
                <text:p>28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29693">
                <text:p>29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30993">
                <text:p>30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32293">
                <text:p>32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33593">
                <text:p>33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34893">
                <text:p>34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36193">
                <text:p>36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37493">
                <text:p>37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38793">
                <text:p>38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40093">
                <text:p>40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41393">
                <text:p>41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42693">
                <text:p>426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43993">
                <text:p>43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45293">
                <text:p>45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46593">
                <text:p>46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47893">
                <text:p>47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49196">
                <text:p>49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50596">
                <text:p>50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51996">
                <text:p>519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53396">
                <text:p>53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54796">
                <text:p>54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56196">
                <text:p>56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57596">
                <text:p>57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58996">
                <text:p>58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60396">
                <text:p>60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61796">
                <text:p>61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63196">
                <text:p>63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64596">
                <text:p>64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65996">
                <text:p>65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67396">
                <text:p>67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68796">
                <text:p>68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70196">
                <text:p>70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71596">
                <text:p>71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72996">
                <text:p>72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74396">
                <text:p>74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75796">
                <text:p>75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77196">
                <text:p>77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78596">
                <text:p>78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79996">
                <text:p>79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81396">
                <text:p>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82796">
                <text:p>82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84196">
                <text:p>84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85596">
                <text:p>85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88396">
                <text:p>88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89796">
                <text:p>89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91196">
                <text:p>91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92596">
                <text:p>92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93996">
                <text:p>93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95396">
                <text:p>95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96796">
                <text:p>96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98196">
                <text:p>98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99596">
                <text:p>99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100996">
                <text:p>100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102396">
                <text:p>102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103796">
                <text:p>103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105196">
                <text:p>105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06603">
                <text:p>106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108103">
                <text:p>108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109603">
                <text:p>1096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111103">
                <text:p>111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112603">
                <text:p>112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114103">
                <text:p>114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115603">
                <text:p>115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117103">
                <text:p>117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118603">
                <text:p>1186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120103">
                <text:p>1201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121603">
                <text:p>121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123103">
                <text:p>123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124603">
                <text:p>124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126103">
                <text:p>126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127603">
                <text:p>12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129103">
                <text:p>129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130603">
                <text:p>1306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132103">
                <text:p>132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952cm" style:legend-expansion="high" chart:style-name="ch2"/>
        <chart:plot-area chart:style-name="ch3" table:cell-range-address="Feuille2.A1:Feuille2.B66" svg:x="0.32cm" svg:y="0.18cm" svg:width="10.576cm" svg:height="8.64cm">
          <chart:coordinate-region svg:x="2.053cm" svg:y="0.379cm" svg:width="8.28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1:Feuille2.B66" chart:class="chart:scatter">
            <chart:domain table:cell-range-address="Feuille2.A1:Feuille2.A66"/>
            <chart:regression-curve chart:style-name="ch8">
              <chart:equation chart:display-equation="true" chart:display-r-square="false"/>
            </chart:regression-curve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1:Feuille2.A66</svg:desc>
                </draw:g>
              </table:table-cell>
              <table:table-cell office:value-type="float" office:value="0">
                <text:p>0</text:p>
                <draw:g>
                  <svg:desc>Feuille2.B1:Feuille2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33603">
                <text:p>133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287218">
                <text:p>287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447218">
                <text:p>447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614449">
                <text:p>614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84449">
                <text:p>784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954449">
                <text:p>954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1128912">
                <text:p>1128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1308912">
                <text:p>130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1488912">
                <text:p>1488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668912">
                <text:p>1668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1848912">
                <text:p>1848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2028912">
                <text:p>2028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2208912">
                <text:p>2208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2397839">
                <text:p>2397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2587839">
                <text:p>2587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2777839">
                <text:p>2777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2967839">
                <text:p>2967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3157839">
                <text:p>3157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3347839">
                <text:p>3347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3537839">
                <text:p>3537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3727839">
                <text:p>3727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3917839">
                <text:p>3917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4107839">
                <text:p>410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4297839">
                <text:p>4297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4487839">
                <text:p>4487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4677839">
                <text:p>4677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4875694">
                <text:p>487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5075694">
                <text:p>5075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5275694">
                <text:p>5275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5475694">
                <text:p>5475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5675694">
                <text:p>5675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5875694">
                <text:p>5875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6075694">
                <text:p>6075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6275694">
                <text:p>6275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6475694">
                <text:p>6475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6675694">
                <text:p>6675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875694">
                <text:p>6875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7075694">
                <text:p>7075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7275694">
                <text:p>7275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7475694">
                <text:p>7475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7675694">
                <text:p>7675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7875694">
                <text:p>7875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8075694">
                <text:p>8075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8275694">
                <text:p>8275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8475694">
                <text:p>8475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8675694">
                <text:p>8675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8875694">
                <text:p>8875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9075694">
                <text:p>9075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9275694">
                <text:p>9275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9475694">
                <text:p>9475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">
                <text:p>510000</text:p>
              </table:table-cell>
              <table:table-cell office:value-type="float" office:value="9675694">
                <text:p>9675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">
                <text:p>520000</text:p>
              </table:table-cell>
              <table:table-cell office:value-type="float" office:value="9875694">
                <text:p>9875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">
                <text:p>530000</text:p>
              </table:table-cell>
              <table:table-cell office:value-type="float" office:value="10081405">
                <text:p>10081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">
                <text:p>540000</text:p>
              </table:table-cell>
              <table:table-cell office:value-type="float" office:value="10291405">
                <text:p>102914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">
                <text:p>550000</text:p>
              </table:table-cell>
              <table:table-cell office:value-type="float" office:value="10501405">
                <text:p>105014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">
                <text:p>560000</text:p>
              </table:table-cell>
              <table:table-cell office:value-type="float" office:value="10711405">
                <text:p>10711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">
                <text:p>570000</text:p>
              </table:table-cell>
              <table:table-cell office:value-type="float" office:value="10921405">
                <text:p>10921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">
                <text:p>580000</text:p>
              </table:table-cell>
              <table:table-cell office:value-type="float" office:value="11131405">
                <text:p>11131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">
                <text:p>590000</text:p>
              </table:table-cell>
              <table:table-cell office:value-type="float" office:value="11341405">
                <text:p>11341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">
                <text:p>600000</text:p>
              </table:table-cell>
              <table:table-cell office:value-type="float" office:value="11551405">
                <text:p>115514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">
                <text:p>610000</text:p>
              </table:table-cell>
              <table:table-cell office:value-type="float" office:value="11761405">
                <text:p>117614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">
                <text:p>620000</text:p>
              </table:table-cell>
              <table:table-cell office:value-type="float" office:value="11971405">
                <text:p>11971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">
                <text:p>630000</text:p>
              </table:table-cell>
              <table:table-cell office:value-type="float" office:value="12181405">
                <text:p>12181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">
                <text:p>640000</text:p>
              </table:table-cell>
              <table:table-cell office:value-type="float" office:value="12391405">
                <text:p>12391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">
                <text:p>650000</text:p>
              </table:table-cell>
              <table:table-cell office:value-type="float" office:value="12601405">
                <text:p>12601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2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952cm" style:legend-expansion="high" chart:style-name="ch2"/>
        <chart:plot-area chart:style-name="ch3" table:cell-range-address="Feuille3.A1:Feuille3.B999" svg:x="0.32cm" svg:y="0.18cm" svg:width="10.576cm" svg:height="8.64cm">
          <chart:coordinate-region svg:x="1.682cm" svg:y="0.379cm" svg:width="8.84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3.B1:Feuille3.B999" chart:class="chart:scatter">
            <chart:domain table:cell-range-address="Feuille3.A1:Feuille3.A999"/>
            <chart:regression-curve chart:style-name="ch8">
              <chart:equation chart:display-equation="true" chart:display-r-square="false"/>
            </chart:regression-curve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3.A1:Feuille3.A999</svg:desc>
                </draw:g>
              </table:table-cell>
              <table:table-cell office:value-type="float" office:value="1">
                <text:p>1</text:p>
                <draw:g>
                  <svg:desc>Feuille3.B1:Feuille3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316">
                <text:p>9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453">
                <text:p>9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11">
                <text:p>10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175">
                <text:p>111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476">
                <text:p>11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781">
                <text:p>11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090">
                <text:p>120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561">
                <text:p>125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203">
                <text:p>13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366">
                <text:p>133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695">
                <text:p>136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861">
                <text:p>138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4196">
                <text:p>14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4535">
                <text:p>145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06">
                <text:p>147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878">
                <text:p>148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051">
                <text:p>150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5576">
                <text:p>155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5753">
                <text:p>157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5931">
                <text:p>15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6471">
                <text:p>16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653">
                <text:p>166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145">
                <text:p>181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336">
                <text:p>18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528">
                <text:p>18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8721">
                <text:p>18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301">
                <text:p>203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706">
                <text:p>20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736">
                <text:p>217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3005">
                <text:p>23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436">
                <text:p>234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3871">
                <text:p>238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4090">
                <text:p>240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6106">
                <text:p>26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35">
                <text:p>263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6565">
                <text:p>265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261">
                <text:p>272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8203">
                <text:p>282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8441">
                <text:p>284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9403">
                <text:p>294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9646">
                <text:p>296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0135">
                <text:p>301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0381">
                <text:p>303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0628">
                <text:p>306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0876">
                <text:p>308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1125">
                <text:p>31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1375">
                <text:p>31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1878">
                <text:p>318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2131">
                <text:p>321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2896">
                <text:p>328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3153">
                <text:p>331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3411">
                <text:p>33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4191">
                <text:p>341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4453">
                <text:p>34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4716">
                <text:p>347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5245">
                <text:p>352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5511">
                <text:p>355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5778">
                <text:p>35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6315">
                <text:p>363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6856">
                <text:p>368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7128">
                <text:p>37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7401">
                <text:p>374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7675">
                <text:p>37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7950">
                <text:p>379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8226">
                <text:p>38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8781">
                <text:p>387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9060">
                <text:p>390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9340">
                <text:p>393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9621">
                <text:p>396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0186">
                <text:p>401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0470">
                <text:p>404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0755">
                <text:p>407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1041">
                <text:p>410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1616">
                <text:p>416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1905">
                <text:p>419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2195">
                <text:p>421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2486">
                <text:p>424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2778">
                <text:p>427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3071">
                <text:p>430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3365">
                <text:p>433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3660">
                <text:p>436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3956">
                <text:p>43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4253">
                <text:p>442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4551">
                <text:p>445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5451">
                <text:p>454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5753">
                <text:p>457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6056">
                <text:p>46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6360">
                <text:p>463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6665">
                <text:p>466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6971">
                <text:p>469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7278">
                <text:p>472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7586">
                <text:p>475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7895">
                <text:p>478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8205">
                <text:p>482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8516">
                <text:p>485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8828">
                <text:p>488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9141">
                <text:p>49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9455">
                <text:p>49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9770">
                <text:p>497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0086">
                <text:p>500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0403">
                <text:p>504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0721">
                <text:p>507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1040">
                <text:p>510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1360">
                <text:p>513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1681">
                <text:p>51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2003">
                <text:p>52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2326">
                <text:p>523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2650">
                <text:p>526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2975">
                <text:p>529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3301">
                <text:p>533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3628">
                <text:p>53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3956">
                <text:p>539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4285">
                <text:p>542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4615">
                <text:p>546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4946">
                <text:p>549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5278">
                <text:p>552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5611">
                <text:p>556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5945">
                <text:p>559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6280">
                <text:p>562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6616">
                <text:p>566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6953">
                <text:p>569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7291">
                <text:p>572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7630">
                <text:p>576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7970">
                <text:p>579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8311">
                <text:p>583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8653">
                <text:p>586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8996">
                <text:p>589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9340">
                <text:p>593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9685">
                <text:p>596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0031">
                <text:p>60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0378">
                <text:p>603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0726">
                <text:p>60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1075">
                <text:p>610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1425">
                <text:p>614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1776">
                <text:p>617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2128">
                <text:p>621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2481">
                <text:p>62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2835">
                <text:p>628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3190">
                <text:p>6319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3546">
                <text:p>635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3903">
                <text:p>639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4261">
                <text:p>642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5341">
                <text:p>653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5703">
                <text:p>657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6066">
                <text:p>660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6430">
                <text:p>664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6795">
                <text:p>667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7161">
                <text:p>671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7528">
                <text:p>675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7896">
                <text:p>678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8265">
                <text:p>682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8635">
                <text:p>68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9006">
                <text:p>690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9378">
                <text:p>693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9751">
                <text:p>697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0125">
                <text:p>70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0876">
                <text:p>708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1253">
                <text:p>712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1631">
                <text:p>716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2010">
                <text:p>720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2390">
                <text:p>723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2771">
                <text:p>727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3153">
                <text:p>731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3536">
                <text:p>73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3920">
                <text:p>739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4305">
                <text:p>743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4691">
                <text:p>74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5078">
                <text:p>750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5466">
                <text:p>754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5855">
                <text:p>758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6245">
                <text:p>762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6636">
                <text:p>766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7028">
                <text:p>77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7421">
                <text:p>774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7815">
                <text:p>778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8210">
                <text:p>782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8606">
                <text:p>786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9003">
                <text:p>790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9401">
                <text:p>79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0601">
                <text:p>806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1003">
                <text:p>810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1406">
                <text:p>814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1810">
                <text:p>818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2215">
                <text:p>82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2621">
                <text:p>826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3436">
                <text:p>83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3845">
                <text:p>83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4255">
                <text:p>842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4666">
                <text:p>846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5078">
                <text:p>850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5491">
                <text:p>854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5905">
                <text:p>859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6320">
                <text:p>863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6736">
                <text:p>867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7153">
                <text:p>871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7571">
                <text:p>875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7990">
                <text:p>879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8410">
                <text:p>884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8831">
                <text:p>888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9253">
                <text:p>89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9676">
                <text:p>896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0951">
                <text:p>909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1378">
                <text:p>913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1806">
                <text:p>918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2235">
                <text:p>922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2665">
                <text:p>926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3096">
                <text:p>930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3528">
                <text:p>935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3961">
                <text:p>939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4395">
                <text:p>943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4830">
                <text:p>948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5266">
                <text:p>952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5703">
                <text:p>957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6141">
                <text:p>961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6580">
                <text:p>965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7020">
                <text:p>970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7461">
                <text:p>974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7903">
                <text:p>979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8346">
                <text:p>983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8790">
                <text:p>987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9235">
                <text:p>992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9681">
                <text:p>996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0128">
                <text:p>1001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0576">
                <text:p>10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1025">
                <text:p>10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1475">
                <text:p>1014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1926">
                <text:p>1019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2378">
                <text:p>1023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2831">
                <text:p>1028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3285">
                <text:p>1032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3740">
                <text:p>1037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04196">
                <text:p>1041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4653">
                <text:p>1046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5111">
                <text:p>1051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5570">
                <text:p>1055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06030">
                <text:p>1060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6491">
                <text:p>1064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6953">
                <text:p>106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07416">
                <text:p>1074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7880">
                <text:p>1078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8345">
                <text:p>1083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8811">
                <text:p>1088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9278">
                <text:p>1092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9746">
                <text:p>1097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0215">
                <text:p>1102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0685">
                <text:p>1106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1156">
                <text:p>1111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1628">
                <text:p>1116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2101">
                <text:p>1121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2575">
                <text:p>1125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13050">
                <text:p>11305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13526">
                <text:p>1135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14003">
                <text:p>1140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14481">
                <text:p>1144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14960">
                <text:p>1149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15440">
                <text:p>1154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15921">
                <text:p>1159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16403">
                <text:p>1164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16886">
                <text:p>1168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7370">
                <text:p>1173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17855">
                <text:p>1178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18341">
                <text:p>1183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18828">
                <text:p>1188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19316">
                <text:p>1193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19805">
                <text:p>119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20295">
                <text:p>1202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20786">
                <text:p>120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21278">
                <text:p>1212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21771">
                <text:p>1217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22265">
                <text:p>1222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22760">
                <text:p>1227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23256">
                <text:p>1232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23753">
                <text:p>123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24251">
                <text:p>1242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25751">
                <text:p>125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26253">
                <text:p>126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26756">
                <text:p>1267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27260">
                <text:p>12726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7765">
                <text:p>1277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28271">
                <text:p>1282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28778">
                <text:p>1287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29286">
                <text:p>1292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29795">
                <text:p>129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30305">
                <text:p>1303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1328">
                <text:p>1313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31841">
                <text:p>1318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32355">
                <text:p>1323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32870">
                <text:p>1328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33386">
                <text:p>1333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33903">
                <text:p>1339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34421">
                <text:p>1344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34940">
                <text:p>1349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35460">
                <text:p>1354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35981">
                <text:p>1359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36503">
                <text:p>1365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37026">
                <text:p>1370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37550">
                <text:p>1375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38075">
                <text:p>1380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38601">
                <text:p>1386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39128">
                <text:p>1391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39656">
                <text:p>1396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40185">
                <text:p>1401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40715">
                <text:p>1407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41246">
                <text:p>1412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41778">
                <text:p>1417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42311">
                <text:p>1423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42845">
                <text:p>1428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43380">
                <text:p>1433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43916">
                <text:p>1439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44453">
                <text:p>1444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44991">
                <text:p>1449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45530">
                <text:p>1455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46070">
                <text:p>1460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46611">
                <text:p>1466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47153">
                <text:p>1471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47696">
                <text:p>147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48240">
                <text:p>14824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48785">
                <text:p>1487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49331">
                <text:p>1493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49878">
                <text:p>1498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50426">
                <text:p>1504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50975">
                <text:p>1509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51525">
                <text:p>1515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52076">
                <text:p>1520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52628">
                <text:p>1526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53181">
                <text:p>1531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53735">
                <text:p>153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54290">
                <text:p>1542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54846">
                <text:p>1548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55403">
                <text:p>1554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55961">
                <text:p>1559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56520">
                <text:p>1565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57080">
                <text:p>1570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57641">
                <text:p>1576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58203">
                <text:p>1582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58766">
                <text:p>1587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59330">
                <text:p>15933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59895">
                <text:p>1598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60461">
                <text:p>1604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61028">
                <text:p>1610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61596">
                <text:p>1615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62165">
                <text:p>1621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62735">
                <text:p>1627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63306">
                <text:p>1633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63878">
                <text:p>1638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64451">
                <text:p>1644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65025">
                <text:p>1650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65600">
                <text:p>1656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66176">
                <text:p>1661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66753">
                <text:p>1667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67331">
                <text:p>1673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67910">
                <text:p>1679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68490">
                <text:p>1684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69071">
                <text:p>1690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69653">
                <text:p>1696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70236">
                <text:p>1702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70820">
                <text:p>1708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71405">
                <text:p>1714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71991">
                <text:p>1719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72578">
                <text:p>1725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73166">
                <text:p>1731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73755">
                <text:p>1737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74345">
                <text:p>1743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74936">
                <text:p>1749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75528">
                <text:p>1755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76121">
                <text:p>1761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76715">
                <text:p>1767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77906">
                <text:p>1779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78503">
                <text:p>1785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79101">
                <text:p>1791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79700">
                <text:p>1797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80901">
                <text:p>1809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81503">
                <text:p>1815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82106">
                <text:p>1821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82710">
                <text:p>1827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83315">
                <text:p>1833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83921">
                <text:p>1839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84528">
                <text:p>184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85136">
                <text:p>1851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85745">
                <text:p>1857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86355">
                <text:p>1863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86966">
                <text:p>1869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87578">
                <text:p>1875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88191">
                <text:p>1881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88805">
                <text:p>1888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89420">
                <text:p>1894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90036">
                <text:p>1900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90653">
                <text:p>1906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91271">
                <text:p>1912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91890">
                <text:p>19189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2510">
                <text:p>1925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93131">
                <text:p>1931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3753">
                <text:p>1937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94376">
                <text:p>194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95000">
                <text:p>195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95625">
                <text:p>1956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96251">
                <text:p>1962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96878">
                <text:p>1968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97506">
                <text:p>1975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98135">
                <text:p>1981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98765">
                <text:p>1987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99396">
                <text:p>1993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00661">
                <text:p>2006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01295">
                <text:p>2012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01930">
                <text:p>2019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02566">
                <text:p>202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03203">
                <text:p>2032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03841">
                <text:p>2038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04480">
                <text:p>2044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05120">
                <text:p>2051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05761">
                <text:p>2057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06403">
                <text:p>2064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07046">
                <text:p>2070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07690">
                <text:p>20769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08335">
                <text:p>2083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08981">
                <text:p>2089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09628">
                <text:p>2096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10276">
                <text:p>2102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10925">
                <text:p>2109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11575">
                <text:p>2115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12226">
                <text:p>212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12878">
                <text:p>2128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13531">
                <text:p>2135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14185">
                <text:p>2141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14840">
                <text:p>2148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15496">
                <text:p>2154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16153">
                <text:p>2161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16811">
                <text:p>2168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17470">
                <text:p>2174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18130">
                <text:p>21813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18791">
                <text:p>2187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19453">
                <text:p>2194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20116">
                <text:p>2201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20780">
                <text:p>2207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21445">
                <text:p>2214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22111">
                <text:p>222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22778">
                <text:p>2227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23446">
                <text:p>2234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24115">
                <text:p>2241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24785">
                <text:p>2247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25456">
                <text:p>2254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26128">
                <text:p>2261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26801">
                <text:p>2268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27475">
                <text:p>2274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28150">
                <text:p>228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28826">
                <text:p>2288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29503">
                <text:p>2295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30181">
                <text:p>2301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31540">
                <text:p>2315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32221">
                <text:p>2322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32903">
                <text:p>2329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33586">
                <text:p>2335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34270">
                <text:p>2342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34955">
                <text:p>2349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35641">
                <text:p>2356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36328">
                <text:p>2363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37016">
                <text:p>2370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37705">
                <text:p>2377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38395">
                <text:p>2383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39086">
                <text:p>2390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39778">
                <text:p>2397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40471">
                <text:p>2404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41165">
                <text:p>2411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41860">
                <text:p>2418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42556">
                <text:p>2425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43253">
                <text:p>2432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43951">
                <text:p>2439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44650">
                <text:p>2446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46051">
                <text:p>2460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46753">
                <text:p>2467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47456">
                <text:p>2474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48160">
                <text:p>2481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48865">
                <text:p>2488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49571">
                <text:p>2495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50278">
                <text:p>250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50986">
                <text:p>2509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51695">
                <text:p>2516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52405">
                <text:p>2524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53116">
                <text:p>2531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53828">
                <text:p>2538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54541">
                <text:p>2545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55255">
                <text:p>255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55970">
                <text:p>2559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56686">
                <text:p>2566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57403">
                <text:p>2574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58121">
                <text:p>2581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58840">
                <text:p>25884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59560">
                <text:p>2595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60281">
                <text:p>2602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61003">
                <text:p>2610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61726">
                <text:p>2617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62450">
                <text:p>2624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63175">
                <text:p>2631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63901">
                <text:p>2639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64628">
                <text:p>2646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65356">
                <text:p>2653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66085">
                <text:p>2660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66815">
                <text:p>2668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67546">
                <text:p>2675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68278">
                <text:p>2682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69011">
                <text:p>2690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69745">
                <text:p>2697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70480">
                <text:p>2704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71216">
                <text:p>2712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71953">
                <text:p>2719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72691">
                <text:p>2726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73430">
                <text:p>27343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74170">
                <text:p>2741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74911">
                <text:p>2749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75653">
                <text:p>2756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76396">
                <text:p>2763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77140">
                <text:p>2771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77885">
                <text:p>2778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78631">
                <text:p>2786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79378">
                <text:p>2793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80126">
                <text:p>2801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80875">
                <text:p>2808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81625">
                <text:p>281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82376">
                <text:p>2823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83128">
                <text:p>2831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83881">
                <text:p>2838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84635">
                <text:p>2846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85390">
                <text:p>2853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86146">
                <text:p>2861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86903">
                <text:p>2869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87661">
                <text:p>28766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88420">
                <text:p>2884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89180">
                <text:p>2891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89941">
                <text:p>2899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90703">
                <text:p>2907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91466">
                <text:p>2914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92230">
                <text:p>29223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92995">
                <text:p>2929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93761">
                <text:p>2937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94528">
                <text:p>2945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95296">
                <text:p>2952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96065">
                <text:p>2960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96835">
                <text:p>2968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97606">
                <text:p>2976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98378">
                <text:p>2983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99151">
                <text:p>2991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99925">
                <text:p>2999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00700">
                <text:p>3007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01476">
                <text:p>3014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02253">
                <text:p>3022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03031">
                <text:p>3030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03810">
                <text:p>3038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04590">
                <text:p>30459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05371">
                <text:p>3053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06153">
                <text:p>3061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06936">
                <text:p>3069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07720">
                <text:p>3077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08505">
                <text:p>3085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09291">
                <text:p>3092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10078">
                <text:p>3100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10866">
                <text:p>3108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11655">
                <text:p>3116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12445">
                <text:p>3124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13236">
                <text:p>3132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14028">
                <text:p>3140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14821">
                <text:p>3148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15615">
                <text:p>3156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16410">
                <text:p>3164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17206">
                <text:p>3172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18003">
                <text:p>3180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18801">
                <text:p>3188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21201">
                <text:p>3212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22003">
                <text:p>3220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22806">
                <text:p>3228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23610">
                <text:p>3236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24415">
                <text:p>3244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25221">
                <text:p>3252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26028">
                <text:p>326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26836">
                <text:p>3268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27645">
                <text:p>327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28455">
                <text:p>3284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29266">
                <text:p>3292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30078">
                <text:p>3300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30891">
                <text:p>3308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31705">
                <text:p>3317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32520">
                <text:p>3325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33336">
                <text:p>3333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34153">
                <text:p>3341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34971">
                <text:p>3349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35790">
                <text:p>3357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36610">
                <text:p>3366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37431">
                <text:p>3374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38253">
                <text:p>3382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39076">
                <text:p>3390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39900">
                <text:p>3399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40725">
                <text:p>3407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41551">
                <text:p>3415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42378">
                <text:p>3423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43206">
                <text:p>3432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44035">
                <text:p>34403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44865">
                <text:p>3448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45696">
                <text:p>3456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46528">
                <text:p>3465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47361">
                <text:p>3473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48195">
                <text:p>3481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49030">
                <text:p>34903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49866">
                <text:p>3498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50703">
                <text:p>3507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51541">
                <text:p>3515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52380">
                <text:p>3523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53220">
                <text:p>35322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54061">
                <text:p>3540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54903">
                <text:p>3549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55746">
                <text:p>3557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56590">
                <text:p>35659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57435">
                <text:p>3574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58281">
                <text:p>3582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59128">
                <text:p>3591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59976">
                <text:p>3599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60825">
                <text:p>3608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61675">
                <text:p>3616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62526">
                <text:p>3625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63378">
                <text:p>3633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64231">
                <text:p>3642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65085">
                <text:p>3650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65940">
                <text:p>3659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66796">
                <text:p>3667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67653">
                <text:p>3676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68511">
                <text:p>3685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69370">
                <text:p>36937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70230">
                <text:p>37023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71091">
                <text:p>3710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71953">
                <text:p>3719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72816">
                <text:p>3728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73680">
                <text:p>37368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74545">
                <text:p>3745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75411">
                <text:p>3754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76278">
                <text:p>3762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77146">
                <text:p>3771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78015">
                <text:p>3780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78885">
                <text:p>3788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79756">
                <text:p>3797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80628">
                <text:p>3806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81501">
                <text:p>3815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82375">
                <text:p>3823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83250">
                <text:p>3832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84126">
                <text:p>3841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85003">
                <text:p>3850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85881">
                <text:p>3858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86760">
                <text:p>3867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88521">
                <text:p>3885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89403">
                <text:p>3894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90286">
                <text:p>3902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91170">
                <text:p>3911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92055">
                <text:p>3920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92941">
                <text:p>3929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93828">
                <text:p>3938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94716">
                <text:p>3947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95605">
                <text:p>3956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96495">
                <text:p>3964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97386">
                <text:p>3973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98278">
                <text:p>3982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99171">
                <text:p>3991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00065">
                <text:p>4000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00960">
                <text:p>4009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01856">
                <text:p>4018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02753">
                <text:p>4027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03651">
                <text:p>4036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04550">
                <text:p>40455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06351">
                <text:p>4063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07253">
                <text:p>4072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08156">
                <text:p>4081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09060">
                <text:p>4090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09965">
                <text:p>4099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10871">
                <text:p>4108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11778">
                <text:p>4117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12686">
                <text:p>4126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13595">
                <text:p>4135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14505">
                <text:p>4145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15416">
                <text:p>4154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16328">
                <text:p>4163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17241">
                <text:p>41724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18155">
                <text:p>4181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19070">
                <text:p>41907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19986">
                <text:p>4199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20903">
                <text:p>42090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21821">
                <text:p>4218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22740">
                <text:p>42274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23660">
                <text:p>42366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24581">
                <text:p>4245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25503">
                <text:p>4255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26426">
                <text:p>4264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27350">
                <text:p>42735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28275">
                <text:p>4282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29201">
                <text:p>4292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30128">
                <text:p>4301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31056">
                <text:p>4310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31985">
                <text:p>4319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32915">
                <text:p>4329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33846">
                <text:p>4338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34778">
                <text:p>4347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35711">
                <text:p>4357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36645">
                <text:p>4366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37580">
                <text:p>4375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38516">
                <text:p>4385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39453">
                <text:p>4394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40391">
                <text:p>4403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41330">
                <text:p>4413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42270">
                <text:p>44227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43211">
                <text:p>4432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44153">
                <text:p>4441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45096">
                <text:p>4450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46040">
                <text:p>4460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46985">
                <text:p>4469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47931">
                <text:p>4479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48878">
                <text:p>4488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49826">
                <text:p>4498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50775">
                <text:p>4507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51725">
                <text:p>4517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52676">
                <text:p>45267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53628">
                <text:p>4536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54581">
                <text:p>45458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55535">
                <text:p>4555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56490">
                <text:p>4564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57446">
                <text:p>4574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58403">
                <text:p>4584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59361">
                <text:p>4593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60320">
                <text:p>4603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61280">
                <text:p>461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62241">
                <text:p>4622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63203">
                <text:p>4632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64166">
                <text:p>4641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65130">
                <text:p>46513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66095">
                <text:p>4660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67061">
                <text:p>4670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68028">
                <text:p>4680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68996">
                <text:p>4689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69965">
                <text:p>4699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70935">
                <text:p>4709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71906">
                <text:p>4719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72878">
                <text:p>4728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73851">
                <text:p>4738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74825">
                <text:p>4748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75800">
                <text:p>4758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76776">
                <text:p>4767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77753">
                <text:p>47775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78731">
                <text:p>4787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79710">
                <text:p>4797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80690">
                <text:p>4806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81671">
                <text:p>4816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82653">
                <text:p>4826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83636">
                <text:p>4836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84620">
                <text:p>4846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85605">
                <text:p>4856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86591">
                <text:p>4865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87578">
                <text:p>4875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88566">
                <text:p>4885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89555">
                <text:p>4895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90545">
                <text:p>4905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91536">
                <text:p>4915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92528">
                <text:p>4925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93521">
                <text:p>4935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94515">
                <text:p>4945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95510">
                <text:p>4955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96506">
                <text:p>49650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97503">
                <text:p>4975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98501">
                <text:p>4985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